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455a2"/>
    </style:style>
    <style:style style:name="T1" style:family="text">
      <style:text-properties officeooo:rsid="001455a2"/>
    </style:style>
    <style:style style:name="T2" style:family="text">
      <style:text-properties officeooo:rsid="0014e81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Předmětem práce je dynamická úprava pravděpodobnosti detekce pro RFS filtry na základě výsledků z algoritmů pro object detekci a image segmentaci. Pro object detekci je použito modelu YOLO, pro segmentaci segment anything od Meta AI. Tyto modely dokáží rozpoznat různé objekty na obrázku, pokud je však daný cíl nerozpoznán nebo ja zakryt jiným cílem, je potřeba použití dalších technik. V této práci je vyzkoušeno použití multi target tracking RFS algoritmů jako např. PHD. Tyto algoritmy ale běžně používají vysokou pravděpodobnost detekce, která zapříčiní, že pokud cíl není zdetekován, </text:span><text:span text:style-name="T2">po nízkém počtu kroků zemřou. Z toho důvodu jsou zkombinovány tyto tři algoritmy, které by dohromady mohly o cíli neustále vědět I v situaci, kdy cíl není zpozorován.</text:span></text:p>
      <text:p text:style-name="P1"/>
      <text:p text:style-name="P1"/>
      <text:p text:style-name="Standard"><text:bookmark text:name="tw-target-text"/>The subject of the thesis is the dynamic adjustment of the probability of detection for RFS filters based on the results <text:span text:style-name="T2">from</text:span> algorithms for object detection and image segmentation. For object detection, the YOLO model is used, for segmentation <text:span text:style-name="T2">the</text:span> <text:span text:style-name="T2">S</text:span>egment anything from Meta AI. These models can recognize different objects in the image, but if the target is not recognized or is covered by another target, other techniques <text:span text:style-name="T2">has</text:span> to be used. In this work, the use of multi target tracking RFS algorithms such as PHD is tested. But these algorithms commonly use a high probability of detection, which causes them to die after a low number of steps if the target is not detected. For <text:span text:style-name="T2">such</text:span> reason, these three algorithms are combined, which together could constantly know about targets <text:span text:style-name="T2">even</text:span> in a situation<text:span text:style-name="T2">s</text:span> where the target is not observed.</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1-29T12:42:52.340124929</meta:creation-date>
    <dc:date>2024-01-29T13:06:32.526886184</dc:date>
    <meta:editing-duration>PT2M19S</meta:editing-duration>
    <meta:editing-cycles>2</meta:editing-cycles>
    <meta:generator>LibreOffice/6.4.7.2$Linux_X86_64 LibreOffice_project/40$Build-2</meta:generator>
    <meta:document-statistic meta:table-count="0" meta:image-count="0" meta:object-count="0" meta:page-count="1" meta:paragraph-count="2" meta:word-count="257" meta:character-count="1592" meta:non-whitespace-character-count="1337"/>
  </office:meta>
</office:document-meta>
</file>